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6cm" fo:min-width="2.68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59cm" fo:min-width="2.68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7cm" fo:min-width="2.68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59cm" fo:min-width="2.68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7cm" fo:min-width="2.68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6cm" fo:min-width="2.68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8cm" fo:min-width="2.68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6cm" fo:min-width="2.68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25cm" fo:min-width="2.68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8cm" fo:min-width="2.67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66cm" fo:min-width="2.67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6cm" fo:min-width="2.68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3.063cm" fo:min-width="2.682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="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5" style:family="paragraph">
      <loext:graphic-properties draw:fill-color="#b2b2b2"/>
      <style:paragraph-properties fo:text-align="center"/>
      <style:text-properties style:font-name="Roboto" fo:font-size="10pt" style:font-size-asian="12pt" style:font-size-complex="12pt"/>
    </style:style>
    <style:style style:name="P6" style:family="paragraph">
      <style:paragraph-properties fo:text-align="center"/>
      <style:text-properties style:font-name="Roboto" fo:font-size="1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dddddd"/>
      <style:paragraph-properties fo:margin-left="0cm" fo:margin-right="0cm" fo:text-align="start" fo:text-indent="0cm"/>
      <style:text-properties style:font-name="Roboto" fo:font-size="10pt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style:font-name="Roboto" fo:font-size="10pt"/>
    </style:style>
    <style:style style:name="T1" style:family="text">
      <style:text-properties style:font-name="Roboto" fo:font-size="10pt" style:font-size-asian="14pt" style:font-size-complex="14pt"/>
    </style:style>
    <style:style style:name="T2" style:family="text">
      <style:text-properties style:font-name="Roboto" fo:font-size="10pt" style:font-size-asian="12pt" style:font-size-complex="12pt"/>
    </style:style>
    <style:style style:name="T3" style:family="text">
      <style:text-properties style:font-name="Roboto"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33cm" svg:height="0.688cm" svg:x="12.788cm" svg:y="2.811cm">
          <text:p text:style-name="P1"><text:span text:style-name="T1">Loj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3.233cm" svg:height="2.961cm" svg:x="12.788cm" svg:y="3.417cm">
          <text:p text:style-name="P3"><text:span text:style-name="T1">ID</text:span></text:p>
          <text:p text:style-name="P3"><text:span text:style-name="T1">CNPJ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.234cm" svg:height="0.689cm" svg:x="4.921cm" svg:y="6.892cm">
          <text:p text:style-name="P1"><text:span text:style-name="T1">Em</text:span><text:span text:style-name="T1">pre</text:span><text:span text:style-name="T1">gad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234cm" svg:height="2.961cm" svg:x="4.921cm" svg:y="7.498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0" draw:id="id20" draw:layer="layout" svg:width="3.233cm" svg:height="0.689cm" svg:x="12.788cm" svg:y="8.943cm">
          <text:p text:style-name="P1"><text:span text:style-name="T1">Produto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3.233cm" svg:height="2.962cm" svg:x="12.788cm" svg:y="9.538cm">
          <text:p text:style-name="P3"><text:span text:style-name="T1">ID</text:span></text:p>
          <text:p text:style-name="P3"><text:span text:style-name="T1">Nome</text:span></text:p>
          <text:p text:style-name="P3"><text:span text:style-name="T1">Val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3.234cm" svg:height="0.69cm" svg:x="22.368cm" svg:y="11.578cm">
          <text:p text:style-name="P1"><text:span text:style-name="T1">Cliente 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.234cm" svg:height="2.961cm" svg:x="22.368cm" svg:y="12.174cm">
          <text:p text:style-name="P3"><text:span text:style-name="T1">CPF</text:span></text:p>
          <text:p text:style-name="P3"><text:span text:style-name="T1">Nome</text:span></text:p>
          <text:p text:style-name="P3"><text:span text:style-name="T1">Endere</text:span><text:span text:style-name="T1">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3.234cm" svg:height="0.688cm" svg:x="0.824cm" svg:y="11.749cm">
          <text:p text:style-name="P1"><text:span text:style-name="T1">Vendedor 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draw:layer="layout" svg:width="3.234cm" svg:height="2.927cm" svg:x="0.824cm" svg:y="12.343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text:p text:style-name="P3"><text:span text:style-name="T1">Qt. Venda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layout" svg:width="3.226cm" svg:height="0.69cm" svg:x="8.87cm" svg:y="11.749cm">
          <text:p text:style-name="P1"><text:span text:style-name="T2">Empacotador 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3.226cm" svg:height="2.968cm" svg:x="8.87cm" svg:y="12.343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3.234cm" svg:height="0.688cm" svg:x="4.936cm" svg:y="11.749cm">
          <text:p text:style-name="P1"><text:span text:style-name="T1">Contad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" draw:id="id13" draw:layer="layout" svg:width="3.234cm" svg:height="2.962cm" svg:x="4.936cm" svg:y="12.343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6.021cm" svg:y1="3.155cm" svg:x2="23.985cm" svg:y2="11.578cm" draw:start-shape="id1" draw:start-glue-point="1" draw:end-shape="id2" draw:end-glue-point="0" svg:d="M16021 3155h7964v8423" svg:viewBox="0 0 7965 8424">
          <text:p/>
        </draw:connector>
        <draw:connector draw:style-name="gr13" draw:text-style-name="P6" draw:layer="layout" svg:x1="4.921cm" svg:y1="8.978cm" svg:x2="2.441cm" svg:y2="11.749cm" draw:start-shape="id3" draw:start-glue-point="3" draw:end-shape="id4" draw:end-glue-point="0" svg:d="M4921 8978h-2480v2771" svg:viewBox="0 0 2481 2772">
          <text:p/>
        </draw:connector>
        <draw:connector draw:style-name="gr13" draw:text-style-name="P6" draw:layer="layout" svg:x1="8.155cm" svg:y1="8.978cm" svg:x2="10.483cm" svg:y2="11.749cm" draw:start-shape="id3" draw:start-glue-point="1" draw:end-shape="id5" draw:end-glue-point="0" svg:d="M8155 8978h2328v2771" svg:viewBox="0 0 2329 2772">
          <text:p/>
        </draw:connector>
        <draw:connector draw:style-name="gr13" draw:text-style-name="P6" draw:layer="layout" draw:line-skew="0cm 1.981cm" svg:x1="10.483cm" svg:y1="15.311cm" svg:x2="17.541cm" svg:y2="9.604cm" draw:start-shape="id6" draw:start-glue-point="2" draw:end-shape="id7" draw:end-glue-point="3" svg:d="M10483 15311v527h6317v-6234h741" svg:viewBox="0 0 7059 6235">
          <text:p/>
        </draw:connector>
        <draw:connector draw:style-name="gr13" draw:text-style-name="P6" draw:layer="layout" draw:line-skew="1.304cm" svg:x1="2.441cm" svg:y1="15.27cm" svg:x2="23.985cm" svg:y2="15.135cm" draw:start-shape="id8" draw:start-glue-point="2" draw:end-shape="id9" draw:end-glue-point="2" svg:d="M2441 15270v1830h21544v-1965" svg:viewBox="0 0 21545 1966">
          <text:p/>
        </draw:connector>
        <draw:custom-shape draw:style-name="gr3" draw:text-style-name="P2" xml:id="id15" draw:id="id15" draw:layer="layout" svg:width="3.234cm" svg:height="0.689cm" svg:x="17.541cm" svg:y="7.317cm">
          <text:p text:style-name="P1"><text:span text:style-name="T1">Caix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7" draw:id="id7" draw:layer="layout" svg:width="3.234cm" svg:height="3.365cm" svg:x="17.541cm" svg:y="7.922cm">
          <text:p text:style-name="P7"><text:span text:style-name="T3">Registradora</text:span></text:p>
          <text:p text:style-name="P7"><text:span text:style-name="T3">Cadastro</text:span></text:p>
          <text:p text:style-name="P7"><text:span text:style-name="T3">Maquineta</text:span></text:p>
          <text:p text:style-name="P7"><text:span text:style-name="T3">Nota Fiscal</text:span></text:p>
          <text:p text:style-name="P7"><text:span text:style-name="T3">Qt.. Produtos</text:span></text:p>
          <text:p text:style-name="P7"><text:span text:style-name="T3">Valor 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svg:x1="12.096cm" svg:y1="13.827cm" svg:x2="14.404cm" svg:y2="12.5cm" draw:start-shape="id6" draw:start-glue-point="1" draw:end-shape="id10" draw:end-glue-point="2" svg:d="M12096 13827h2308v-1327" svg:viewBox="0 0 2309 1328">
          <text:p/>
        </draw:connector>
        <draw:connector draw:style-name="gr13" draw:text-style-name="P6" xml:id="id14" draw:id="id14" draw:layer="layout" svg:x1="16.021cm" svg:y1="4.897cm" svg:x2="16.021cm" svg:y2="4.897cm" draw:start-shape="id11" draw:start-glue-point="1" draw:end-shape="id11" draw:end-glue-point="1" svg:d="M16021 4897z" svg:viewBox="0 0 1 1">
          <text:p/>
        </draw:connector>
        <draw:connector draw:style-name="gr15" draw:text-style-name="P9" draw:layer="layout" svg:x1="22.368cm" svg:y1="13.654cm" svg:x2="20.775cm" svg:y2="9.604cm" draw:start-shape="id9" draw:start-glue-point="3" draw:end-shape="id7" svg:d="M22368 13654h-796v-4050h-797" svg:viewBox="0 0 1594 4051">
          <text:p/>
        </draw:connector>
        <draw:connector draw:style-name="gr13" draw:text-style-name="P6" draw:layer="layout" svg:x1="6.538cm" svg:y1="10.459cm" svg:x2="6.553cm" svg:y2="11.749cm" draw:start-shape="id3" draw:start-glue-point="2" draw:end-shape="id12" draw:end-glue-point="0" svg:d="M6538 10459v645h15v645" svg:viewBox="0 0 16 1291">
          <text:p/>
        </draw:connector>
        <draw:connector draw:style-name="gr16" draw:text-style-name="P6" draw:layer="layout" draw:line-skew="0.668cm" svg:x1="6.553cm" svg:y1="15.305cm" svg:x2="19.158cm" svg:y2="11.287cm" draw:start-shape="id13" draw:start-glue-point="2" draw:end-shape="id7" draw:end-glue-point="2" svg:d="M6553 15305v1195h12605v-5213" svg:viewBox="0 0 12606 5214">
          <text:p/>
        </draw:connector>
        <draw:connector draw:style-name="gr17" draw:text-style-name="P6" draw:layer="layout" draw:line-skew="-1.207cm" svg:x1="16.021cm" svg:y1="4.897cm" svg:x2="19.158cm" svg:y2="7.317cm" draw:start-shape="id14" draw:start-glue-point="0" draw:end-shape="id15" draw:end-glue-point="0" svg:d="M16021 4897v3h3137v2417" svg:viewBox="0 0 3138 2421">
          <text:p/>
        </draw:connector>
        <draw:custom-shape draw:style-name="gr3" draw:text-style-name="P2" xml:id="id16" draw:id="id16" draw:layer="layout" svg:width="3.234cm" svg:height="0.689cm" svg:x="26.166cm" svg:y="8.122cm">
          <text:p text:style-name="P1"><text:span text:style-name="T1">Cliente 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3.234cm" svg:height="2.961cm" svg:x="26.166cm" svg:y="8.717cm"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4.404cm" svg:y1="2.811cm" svg:x2="27.783cm" svg:y2="8.122cm" draw:start-shape="id1" draw:start-glue-point="0" draw:end-shape="id16" draw:end-glue-point="0" svg:d="M14404 2811v-527h13379v5838" svg:viewBox="0 0 13380 5839">
          <text:p/>
        </draw:connector>
        <draw:connector draw:style-name="gr13" draw:text-style-name="P6" draw:layer="layout" draw:line-skew="0cm 5.796cm" svg:x1="0.936cm" svg:y1="5.277cm" svg:x2="27.783cm" svg:y2="11.678cm" draw:start-shape="id17" draw:start-glue-point="3" draw:end-shape="id18" draw:end-glue-point="2" svg:d="M936 5277h-527v12723h27374v-6322" svg:viewBox="0 0 27375 12724">
          <text:p/>
        </draw:connector>
        <draw:custom-shape draw:style-name="gr8" draw:text-style-name="P2" draw:layer="layout" svg:width="3.234cm" svg:height="0.688cm" svg:x="0.936cm" svg:y="3.22cm">
          <text:p text:style-name="P1"><text:span text:style-name="T1">Vendedor 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7" draw:id="id17" draw:layer="layout" svg:width="3.234cm" svg:height="2.927cm" svg:x="0.936cm" svg:y="3.814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text:p text:style-name="P3"><text:span text:style-name="T1">Qt. Vendas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4.921cm" svg:y1="7.236cm" svg:x2="2.553cm" svg:y2="6.741cm" draw:start-shape="id19" draw:start-glue-point="3" draw:end-shape="id17" svg:d="M4921 7236h-2368v-495" svg:viewBox="0 0 2369 496">
          <text:p/>
        </draw:connector>
        <draw:connector draw:style-name="gr13" draw:text-style-name="P1" draw:layer="layout" svg:x1="12.788cm" svg:y1="4.897cm" svg:x2="6.538cm" svg:y2="6.892cm" draw:start-shape="id11" draw:start-glue-point="3" draw:end-shape="id19" draw:end-glue-point="0" svg:d="M12788 4897h-6250v1995" svg:viewBox="0 0 6251 1996">
          <text:p/>
        </draw:connector>
        <draw:connector draw:style-name="gr13" draw:text-style-name="P1" draw:layer="layout" svg:x1="14.404cm" svg:y1="6.378cm" svg:x2="14.404cm" svg:y2="8.943cm" draw:start-shape="id11" draw:start-glue-point="2" draw:end-shape="id20" draw:end-glue-point="0" svg:d="M14404 6378v2565" svg:viewBox="0 0 1 2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1:17:28.238803127</meta:creation-date>
    <dc:date>2019-09-25T19:31:15.033270939</dc:date>
    <meta:editing-duration>PT3H18M54S</meta:editing-duration>
    <meta:editing-cycles>13</meta:editing-cycles>
    <meta:generator>LibreOffice/6.0.7.3$Linux_X86_64 LibreOffice_project/00m0$Build-3</meta:generator>
    <meta:document-statistic meta:object-count="36"/>
  </office:meta>
</office:document-meta>
</file>